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6000002CFA5A6426D76E33D01.png" manifest:media-type="image/png"/>
  <manifest:file-entry manifest:full-path="Pictures/1000000000000504000002CF841B5614709D1723.png" manifest:media-type="image/png"/>
  <manifest:file-entry manifest:full-path="Pictures/1000000000000506000002CFFBFBFF24B28DEBDE.png" manifest:media-type="image/png"/>
  <manifest:file-entry manifest:full-path="Pictures/1000000000000506000002D02FD18F6349993359.png" manifest:media-type="image/png"/>
  <manifest:file-entry manifest:full-path="Pictures/1000000000000506000002A8D91A3645D36AAC0E.png" manifest:media-type="image/png"/>
  <manifest:file-entry manifest:full-path="Pictures/1000000000000506000002CF55CDB703362BF6CC.png" manifest:media-type="image/png"/>
  <manifest:file-entry manifest:full-path="Pictures/1000000000000506000002CFFE0BE90B5EB28367.png" manifest:media-type="image/png"/>
  <manifest:file-entry manifest:full-path="Pictures/1000000000000506000002CF7239FA4CD60AFD09.png" manifest:media-type="image/png"/>
  <manifest:file-entry manifest:full-path="Pictures/1000000000000506000002A8D3A97450FB4AFE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title">
      <style:graphic-properties fo:min-height="2.63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2.63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draw:auto-grow-height="true" fo:min-height="2.5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fo:min-height="2.5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11.221cm" svg:height="2.63cm" svg:x="1.4cm" svg:y="0.627cm" presentation:class="title" presentation:placeholder="true" presentation:user-transformed="true">
          <draw:text-box/>
        </draw:frame>
        <draw:frame draw:style-name="gr1" draw:text-style-name="P1" draw:layer="layout" svg:width="26.129cm" svg:height="15.749cm" svg:x="0.997cm" svg:y="0.001cm">
          <draw:image xlink:href="Pictures/1000000000000504000002CF841B5614709D17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cm" svg:height="3cm" svg:x="8cm" svg:y="2.5cm" presentation:class="title" presentation:placeholder="true">
          <draw:text-box/>
        </draw:frame>
        <draw:frame draw:style-name="gr1" draw:text-style-name="P1" draw:layer="layout" svg:width="26.086cm" svg:height="15.749cm" svg:x="1.019cm" svg:y="0.001cm">
          <draw:image xlink:href="Pictures/1000000000000506000002CFFBFBFF24B28DEB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2.63cm" svg:x="4.903cm" svg:y="0.627cm" presentation:class="title" presentation:placeholder="true" presentation:user-transformed="true">
          <draw:text-box/>
        </draw:frame>
        <draw:frame draw:style-name="gr1" draw:text-style-name="P1" draw:layer="layout" svg:width="26.05cm" svg:height="15.749cm" svg:x="1.037cm" svg:y="0cm">
          <draw:image xlink:href="Pictures/1000000000000506000002D02FD18F63499933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cm" svg:height="2.5cm" svg:x="2cm" svg:y="1cm" presentation:class="title" presentation:placeholder="true">
          <draw:text-box/>
        </draw:frame>
        <draw:frame draw:style-name="gr1" draw:text-style-name="P1" draw:layer="layout" svg:width="26.086cm" svg:height="15.749cm" svg:x="1.019cm" svg:y="0.001cm">
          <draw:image xlink:href="Pictures/1000000000000506000002CF55CDB703362BF6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draw:style-name="gr1" draw:text-style-name="P1" draw:layer="layout" svg:width="26.086cm" svg:height="15.749cm" svg:x="1.019cm" svg:y="0cm">
          <draw:image xlink:href="Pictures/1000000000000506000002CFA5A6426D76E33D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draw:style-name="gr1" draw:text-style-name="P1" draw:layer="layout" svg:width="26.086cm" svg:height="15.749cm" svg:x="1.019cm" svg:y="0.001cm">
          <draw:image xlink:href="Pictures/1000000000000506000002CFFE0BE90B5EB283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draw:style-name="gr1" draw:text-style-name="P1" draw:layer="layout" svg:width="26.086cm" svg:height="15.749cm" svg:x="1.019cm" svg:y="0cm">
          <draw:image xlink:href="Pictures/1000000000000506000002CF7239FA4CD60AFD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draw:style-name="gr1" draw:text-style-name="P1" draw:layer="layout" svg:width="27.582cm" svg:height="15.749cm" svg:x="0.271cm" svg:y="0.001cm">
          <draw:image xlink:href="Pictures/1000000000000506000002A8D91A3645D36AAC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draw:style-name="gr1" draw:text-style-name="P1" draw:layer="layout" svg:width="27.582cm" svg:height="15.749cm" svg:x="0.271cm" svg:y="0.043cm">
          <draw:image xlink:href="Pictures/1000000000000506000002A8D3A97450FB4AFE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6:38:57.234000000</meta:creation-date>
    <meta:editing-duration>PT6M2S</meta:editing-duration>
    <meta:editing-cycles>2</meta:editing-cycles>
    <meta:generator>LibreOffice/7.1.3.2$Windows_X86_64 LibreOffice_project/47f78053abe362b9384784d31a6e56f8511eb1c1</meta:generator>
    <dc:title>Focus</dc:title>
    <dc:date>2021-06-02T16:55:10.102000000</dc:date>
    <meta:document-statistic meta:object-count="112"/>
  </office:meta>
</office:document-meta>
</file>